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7200000501FEBAB9D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141cm, 9.2cm, 10.141cm, 9.2cm)" draw:image-opacity="100%" style:mirror="none"/>
    </style:style>
    <style:style style:name="gr2" style:family="graphic" style:parent-style-name="standard">
      <style:graphic-properties draw:stroke="none" draw:fill="solid" draw:fill-color="#ff950e" draw:auto-grow-height="false" fo:min-height="0.749cm" fo:min-width="0.499cm" fo:wrap-option="no-wrap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3.45cm"/>
    </style:style>
    <style:style style:name="P1" style:family="paragraph">
      <style:paragraph-properties fo:text-align="center"/>
    </style:style>
    <style:style style:name="P2" style:family="paragraph">
      <style:text-properties fo:color="#ff950e" style:font-name="Ubuntu Medium" fo:font-size="88pt" fo:font-weight="bold" style:font-size-asian="88pt" style:font-weight-asian="bold" style:font-size-complex="88pt" style:font-weight-complex="bold"/>
    </style:style>
    <style:style style:name="P3" style:family="paragraph">
      <style:text-properties style:font-name="Ubuntu Medium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ff950e" style:font-name="Ubuntu Medium" fo:font-size="88pt" fo:font-weight="bold" style:font-size-asian="88pt" style:font-weight-asian="bold" style:font-size-complex="88pt" style:font-weight-complex="bold"/>
    </style:style>
    <style:style style:name="T2" style:family="text">
      <style:text-properties fo:color="#ff950e" style:font-name="Ubuntu Medium" fo:font-size="44pt" fo:font-weight="bold" style:font-size-asian="44pt" style:font-weight-asian="bold" style:font-size-complex="44pt" style:font-weight-complex="bold"/>
    </style:style>
    <style:style style:name="T3" style:family="text">
      <style:text-properties style:font-name="Ubuntu Medium" fo:font-size="44pt" fo:font-weight="bold" style:font-size-asian="44pt" style:font-weight-asian="bold" style:font-size-complex="44pt" style:font-weight-complex="bold"/>
    </style:style>
    <style:style style:name="T4" style:family="text">
      <style:text-properties fo:color="#ffffff" style:font-name="Ubuntu Medium" fo:font-size="44pt" fo:text-shadow="1pt 1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1cm" svg:height="10.079cm" svg:x="1.09cm" svg:y="14.521cm">
          <draw:image xlink:href="Pictures/100002010000057200000501FEBAB9D0.png" xlink:type="simple" xlink:show="embed" xlink:actuate="onLoad">
            <text:p/>
          </draw:image>
        </draw:frame>
        <draw:custom-shape draw:style-name="gr2" draw:layer="layout" svg:width="19cm" svg:height="27.7cm" svg:x="1cm" svg:y="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417.24901994204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text-style-name="P1" draw:layer="layout" svg:width="19.6cm" svg:height="6.639cm" svg:x="1.4cm" svg:y="7.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3.3cm" svg:height="7.219cm" svg:x="8.687cm" svg:y="7.877cm">
          <draw:text-box>
            <text:p><text:span text:style-name="T1">Spring</text:span></text:p>
            <text:p><text:span text:style-name="T1">Social</text:span></text:p>
          </draw:text-box>
        </draw:frame>
        <draw:frame draw:style-name="gr4" draw:text-style-name="P3" draw:layer="layout" svg:width="19cm" svg:height="5.495cm" svg:x="1.5cm" svg:y="12.82cm">
          <draw:text-box>
            <text:p><text:span text:style-name="T2">Notes on</text:span><text:span text:style-name="T3"><text:line-break/></text:span><text:span text:style-name="T4">for all-round</text:span><text:span text:style-name="T4"><text:line-break/></text:span><text:span text:style-name="T4">develop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9T11:47:38.618142933</meta:creation-date>
    <dc:date>2015-02-08T14:09:39.661031966</dc:date>
    <meta:editing-duration>PT8M23S</meta:editing-duration>
    <meta:editing-cycles>4</meta:editing-cycles>
    <meta:generator>LibreOffice/4.2.7.2$Linux_X86_64 LibreOffice_project/420m0$Build-2</meta:generator>
    <meta:document-statistic meta:object-count="5"/>
  </office:meta>
</office:document-meta>
</file>